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f72" officeooo:paragraph-rsid="001bef7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bef72" officeooo:paragraph-rsid="001bef72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bef72" officeooo:paragraph-rsid="001bef72"/>
    </style:style>
    <style:style style:name="P4" style:family="paragraph" style:parent-style-name="Standard">
      <style:text-properties fo:font-weight="normal" officeooo:rsid="001d4bd9" officeooo:paragraph-rsid="001d4bd9" style:font-weight-asian="normal" style:font-weight-complex="normal"/>
    </style:style>
    <style:style style:name="P5" style:family="paragraph" style:parent-style-name="Standard">
      <style:text-properties officeooo:rsid="001d4bd9" officeooo:paragraph-rsid="001d4bd9"/>
    </style:style>
    <style:style style:name="P6" style:family="paragraph" style:parent-style-name="Standard">
      <style:text-properties officeooo:rsid="001d4bd9" officeooo:paragraph-rsid="001d694a"/>
    </style:style>
    <style:style style:name="P7" style:family="paragraph" style:parent-style-name="Standard">
      <style:text-properties officeooo:rsid="001d4bd9" officeooo:paragraph-rsid="001f5f06"/>
    </style:style>
    <style:style style:name="P8" style:family="paragraph" style:parent-style-name="Standard">
      <style:text-properties officeooo:rsid="001d4bd9" officeooo:paragraph-rsid="00211565"/>
    </style:style>
    <style:style style:name="P9" style:family="paragraph" style:parent-style-name="Standard">
      <style:text-properties officeooo:rsid="001d4bd9" officeooo:paragraph-rsid="002635f0"/>
    </style:style>
    <style:style style:name="P10" style:family="paragraph" style:parent-style-name="Standard">
      <style:text-properties officeooo:rsid="001f5f06" officeooo:paragraph-rsid="001f5f06"/>
    </style:style>
    <style:style style:name="T1" style:family="text">
      <style:text-properties officeooo:rsid="001d4bd9"/>
    </style:style>
    <style:style style:name="T2" style:family="text">
      <style:text-properties fo:font-weight="bold" officeooo:rsid="001d4bd9" style:font-weight-asian="bold" style:font-weight-complex="bold"/>
    </style:style>
    <style:style style:name="T3" style:family="text">
      <style:text-properties fo:font-weight="bold" officeooo:rsid="00211565" style:font-weight-asian="bold" style:font-weight-complex="bold"/>
    </style:style>
    <style:style style:name="T4" style:family="text">
      <style:text-properties fo:font-weight="bold" officeooo:rsid="00228b3a" style:font-weight-asian="bold" style:font-weight-complex="bold"/>
    </style:style>
    <style:style style:name="T5" style:family="text">
      <style:text-properties fo:font-weight="bold" officeooo:rsid="00236aea" style:font-weight-asian="bold" style:font-weight-complex="bold"/>
    </style:style>
    <style:style style:name="T6" style:family="text">
      <style:text-properties fo:font-weight="bold" officeooo:rsid="00253727" style:font-weight-asian="bold" style:font-weight-complex="bold"/>
    </style:style>
    <style:style style:name="T7" style:family="text">
      <style:text-properties fo:font-weight="bold" officeooo:rsid="002635f0" style:font-weight-asian="bold" style:font-weight-complex="bold"/>
    </style:style>
    <style:style style:name="T8" style:family="text">
      <style:text-properties fo:font-weight="bold" officeooo:rsid="0027f038" style:font-weight-asian="bold" style:font-weight-complex="bold"/>
    </style:style>
    <style:style style:name="T9" style:family="text">
      <style:text-properties fo:font-weight="bold" officeooo:rsid="0029b66d" style:font-weight-asian="bold" style:font-weight-complex="bold"/>
    </style:style>
    <style:style style:name="T10" style:family="text">
      <style:text-properties fo:font-weight="bold" officeooo:rsid="002aa169" style:font-weight-asian="bold" style:font-weight-complex="bold"/>
    </style:style>
    <style:style style:name="T11" style:family="text">
      <style:text-properties fo:font-weight="normal" officeooo:rsid="00211565" style:font-weight-asian="normal" style:font-weight-complex="normal"/>
    </style:style>
    <style:style style:name="T12" style:family="text">
      <style:text-properties officeooo:rsid="001d694a"/>
    </style:style>
    <style:style style:name="T13" style:family="text">
      <style:text-properties officeooo:rsid="001f5f06"/>
    </style:style>
    <style:style style:name="T14" style:family="text">
      <style:text-properties officeooo:rsid="00211565"/>
    </style:style>
    <style:style style:name="T15" style:family="text">
      <style:text-properties officeooo:rsid="00228b3a"/>
    </style:style>
    <style:style style:name="T16" style:family="text">
      <style:text-properties officeooo:rsid="00253727"/>
    </style:style>
    <style:style style:name="T17" style:family="text">
      <style:text-properties officeooo:rsid="002635f0"/>
    </style:style>
    <style:style style:name="T18" style:family="text">
      <style:text-properties officeooo:rsid="0027f038"/>
    </style:style>
    <style:style style:name="T19" style:family="text">
      <style:text-properties officeooo:rsid="0029b66d"/>
    </style:style>
    <style:style style:name="T20" style:family="text">
      <style:text-properties officeooo:rsid="002aa1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le Handling Functions</text:p>
      <text:p text:style-name="P1"/>
      <text:p text:style-name="P1"/>
      <text:p text:style-name="P1">1. <text:s/>fopen() : to open a file.</text:p>
      <text:p text:style-name="P1"><text:tab/><text:tab/>FILE *file_pointer = fopen(“file_name.txt”, “mode”);</text:p>
      <text:p text:style-name="P1"><text:tab/><text:tab/><text:span text:style-name="T3">FILE *fp = fopen(“file1.txt”, “w”);</text:span></text:p>
      <text:p text:style-name="P1"><text:tab/><text:tab/></text:p>
      <text:p text:style-name="P3">Modes:</text:p>
      <text:p text:style-name="P1">- r : <text:tab/><text:tab/> <text:s text:c="3"/>to open file in read mode.</text:p>
      <text:p text:style-name="P1">- w:<text:tab/><text:tab/> <text:s text:c="3"/>to open file in write mode.</text:p>
      <text:p text:style-name="P1">- a: <text:tab/><text:tab/> <text:s text:c="3"/>to open file in append mode.</text:p>
      <text:p text:style-name="P1">- r+,w+,a+ : <text:tab/> <text:s text:c="3"/>to open file in read and write mode.</text:p>
      <text:p text:style-name="P1">- rb : <text:tab/><text:tab/> <text:s text:c="3"/>to open binary file in read mode.</text:p>
      <text:p text:style-name="P1">- wb: <text:tab/><text:tab/> <text:s text:c="3"/>to open binary file in write mode.</text:p>
      <text:p text:style-name="P1">- ab: <text:tab/><text:tab/> <text:s text:c="3"/>to open binary file in append mode.</text:p>
      <text:p text:style-name="P1">- rb+,wb+,ab+ : <text:s text:c="2"/>to open binary file in read and write mode.</text:p>
      <text:p text:style-name="P1"/>
      <text:p text:style-name="P1">2. fclose() : to close a file.</text:p>
      <text:p text:style-name="P1"><text:tab/><text:tab/>fclose(FILE *file_pointer);</text:p>
      <text:p text:style-name="P1"/>
      <text:p text:style-name="P1">- <text:span text:style-name="T1">We close file in C program by </text:span><text:span text:style-name="T2">fclose(fp);</text:span></text:p>
      <text:p text:style-name="P1"><text:span text:style-name="T2"/></text:p>
      <text:p text:style-name="P4">3. fputc() : to write <text:s/>a character in file.</text:p>
      <text:p text:style-name="P1"><text:tab/><text:tab/><text:span text:style-name="T14">int fputc(int char, FILE *file_pointer);</text:span></text:p>
      <text:p text:style-name="P1"><text:tab/><text:tab/><text:span text:style-name="T3">fputc(ch,fp);</text:span></text:p>
      <text:p text:style-name="P1"><text:span text:style-name="T3"><text:tab/><text:tab/><text:tab/>ch – character value.</text:span></text:p>
      <text:p text:style-name="P1"><text:span text:style-name="T3"><text:tab/><text:tab/><text:tab/>fp - <text:s/>file pointer.</text:span></text:p>
      <text:p text:style-name="P1"/>
      <text:p text:style-name="P5">4. fgetc() : to read a character from file.</text:p>
      <text:p text:style-name="P5"><text:tab/><text:tab/><text:span text:style-name="T14">int <text:s/>fgetc(FILE *file_pointer);</text:span></text:p>
      <text:p text:style-name="P5"><text:tab/><text:tab/><text:span text:style-name="T3">fgetc(fp);</text:span></text:p>
      <text:p text:style-name="P5"><text:span text:style-name="T3"><text:tab/><text:tab/><text:tab/>fp – file pointer.</text:span></text:p>
      <text:p text:style-name="P5"/>
      <text:p text:style-name="P5">5. putw() : to write an integer in file.</text:p>
      <text:p text:style-name="P8"><text:tab/><text:tab/><text:span text:style-name="T14">int putw(int number, FILE *file_pointer);</text:span></text:p>
      <text:p text:style-name="P8"><text:span text:style-name="T14"><text:tab/><text:tab/></text:span><text:span text:style-name="T3">putw(i,fp);</text:span></text:p>
      <text:p text:style-name="P8"><text:span text:style-name="T3"><text:tab/><text:tab/><text:tab/>i – integer value.</text:span></text:p>
      <text:p text:style-name="P8"><text:span text:style-name="T3"><text:tab/><text:tab/><text:tab/>fp – file pointer. <text:s text:c="2"/></text:span><text:span text:style-name="T14"><text:s text:c="3"/></text:span></text:p>
      <text:p text:style-name="P5"><text:tab/></text:p>
      <text:p text:style-name="P5">6. getw() : to read an integer from file.</text:p>
      <text:p text:style-name="P5"><text:tab/><text:tab/><text:span text:style-name="T14">i</text:span><text:span text:style-name="T11">nt getw(FILE *file_pointer);</text:span></text:p>
      <text:p text:style-name="P5"><text:span text:style-name="T11"><text:tab/><text:tab/></text:span><text:span text:style-name="T4">getw(fp);</text:span></text:p>
      <text:p text:style-name="P5"><text:span text:style-name="T4"><text:tab/><text:tab/><text:tab/>fp – file pointer.</text:span></text:p>
      <text:p text:style-name="P5"/>
      <text:p text:style-name="P5">7. puts() : to write a line on console.</text:p>
      <text:p text:style-name="P5"><text:tab/><text:tab/><text:span text:style-name="T15">int puts(const char* string);</text:span></text:p>
      <text:p text:style-name="P5"><text:tab/><text:tab/><text:span text:style-name="T4">puts(str);</text:span></text:p>
      <text:p text:style-name="P5"><text:span text:style-name="T4"><text:tab/><text:tab/><text:tab/>str – string having data to be displayed on console.</text:span></text:p>
      <text:p text:style-name="P5"/>
      <text:p text:style-name="P5">8. gets() : to read a line from line from keyboard.</text:p>
      <text:p text:style-name="P5"><text:tab/><text:tab/><text:span text:style-name="T15">char *gets(char *string);</text:span></text:p>
      <text:p text:style-name="P5"><text:tab/><text:tab/><text:span text:style-name="T4">gets(str); <text:s text:c="3"/></text:span><text:span text:style-name="T5">str- string having data to be read from standard i/p.</text:span></text:p>
      <text:p text:style-name="P5"><text:soft-page-break/><text:span text:style-name="T4"><text:tab/><text:tab/></text:span></text:p>
      <text:p text:style-name="P5">9. fgets() : reads string from a file( one line at a time).</text:p>
      <text:p text:style-name="P5"><text:tab/><text:tab/></text:p>
      <text:p text:style-name="P5"/>
      <text:p text:style-name="P5">10. fputs() : writes a string in a file.</text:p>
      <text:p text:style-name="P5"><text:tab/><text:tab/><text:span text:style-name="T16">int fputs(const char *string, FILE *file_pointer);</text:span></text:p>
      <text:p text:style-name="P5"><text:tab/><text:tab/><text:span text:style-name="T6">fputs(“some data”, fp);</text:span></text:p>
      <text:p text:style-name="P5"><text:tab/><text:tab/><text:tab/><text:span text:style-name="T6">fp – file pointer</text:span></text:p>
      <text:p text:style-name="P5"/>
      <text:p text:style-name="P6"><text:span text:style-name="T12">11. feof() : finds end of file.</text:span></text:p>
      <text:p text:style-name="P6"><text:tab/><text:tab/><text:span text:style-name="T16">int feof(FILE *file_pointer);</text:span></text:p>
      <text:p text:style-name="P6"><text:tab/><text:tab/><text:span text:style-name="T6">feof(fp);</text:span></text:p>
      <text:p text:style-name="P6"><text:span text:style-name="T6"><text:tab/><text:tab/><text:tab/>fp – file pointer</text:span></text:p>
      <text:p text:style-name="P6"/>
      <text:p text:style-name="P6"><text:span text:style-name="T12">12. fgetchar() : reads a character from keyboard.</text:span></text:p>
      <text:p text:style-name="P6"><text:tab/><text:tab/><text:span text:style-name="T16">int fgetchar(void);</text:span></text:p>
      <text:p text:style-name="P6"><text:tab/><text:tab/><text:span text:style-name="T6">fgetchar();</text:span></text:p>
      <text:p text:style-name="P6"/>
      <text:p text:style-name="P6"><text:span text:style-name="T12">13. fprintf() : writes formatted data to a file.</text:span></text:p>
      <text:p text:style-name="P6"><text:tab/><text:tab/><text:span text:style-name="T17">int fprintf(FILE *fp, const char *format,..)</text:span></text:p>
      <text:p text:style-name="P6"><text:tab/><text:tab/><text:span text:style-name="T7">fprintf(fp, “%s %d”, “var1”, var2);</text:span></text:p>
      <text:p text:style-name="P6"><text:span text:style-name="T7"><text:tab/><text:tab/><text:tab/>fp – file pointer</text:span></text:p>
      <text:p text:style-name="P6"><text:span text:style-name="T7"><text:tab/><text:tab/><text:tab/>var1 – string variable</text:span></text:p>
      <text:p text:style-name="P6"><text:span text:style-name="T7"><text:tab/><text:tab/><text:tab/>var2 – integer variable</text:span></text:p>
      <text:p text:style-name="P6"><text:span text:style-name="T7"/></text:p>
      <text:p text:style-name="P6"><text:span text:style-name="T12">14. fscanf() : reads formatted data from a file.</text:span></text:p>
      <text:p text:style-name="P6"><text:tab/><text:tab/><text:span text:style-name="T17">int fscanf(FILE *fp, const char *format,...)</text:span></text:p>
      <text:p text:style-name="P6"><text:tab/><text:tab/><text:span text:style-name="T7">fscanf(fp, “%d”, &amp;age);</text:span></text:p>
      <text:p text:style-name="P9"><text:tab/><text:tab/><text:tab/><text:span text:style-name="T7">fp – file pointer</text:span></text:p>
      <text:p text:style-name="P9"><text:span text:style-name="T7"><text:tab/><text:tab/><text:tab/>age – integer variable</text:span><text:tab/><text:tab/><text:tab/></text:p>
      <text:p text:style-name="P6"/>
      <text:p text:style-name="P6"/>
      <text:p text:style-name="P6"><text:span text:style-name="T12">15. fputchar() : writes a character onto output screen from keyboard input.</text:span></text:p>
      <text:p text:style-name="P6"><text:tab/><text:tab/><text:span text:style-name="T18">int fputchar(int c)</text:span></text:p>
      <text:p text:style-name="P6"><text:tab/><text:tab/><text:span text:style-name="T8">fputchar(ch)</text:span></text:p>
      <text:p text:style-name="P6"><text:span text:style-name="T8"><text:tab/><text:tab/><text:tab/>ch – character variable</text:span></text:p>
      <text:p text:style-name="P6"/>
      <text:p text:style-name="P6"><text:span text:style-name="T12">16. fseek() : sets a file pointer at desired position.</text:span></text:p>
      <text:p text:style-name="P6"><text:tab/><text:tab/><text:span text:style-name="T18">int fseek(FILE *fp, long int offsat, int whence)</text:span></text:p>
      <text:p text:style-name="P6"/>
      <text:p text:style-name="P6"><text:span text:style-name="T12">17. SEEK_SET : sets file pointer position to the beginning of the file.</text:span></text:p>
      <text:p text:style-name="P6"/>
      <text:p text:style-name="P6"><text:span text:style-name="T12">18. SEEK_CUR : moves file pointer to given location.</text:span></text:p>
      <text:p text:style-name="P6"/>
      <text:p text:style-name="P6"><text:span text:style-name="T12">19. SEEK_END : sets file pointer position to the ending of the file.</text:span></text:p>
      <text:p text:style-name="P6"/>
      <text:p text:style-name="P6"><text:span text:style-name="T12">20. ftell() : gives current position of file pointer.</text:span></text:p>
      <text:p text:style-name="P6"><text:tab/><text:tab/><text:span text:style-name="T17">long int ftell(FILE *file_pointer)</text:span></text:p>
      <text:p text:style-name="P6"><text:tab/><text:tab/><text:span text:style-name="T7">ftell(fp);</text:span></text:p>
      <text:p text:style-name="P6"><text:span text:style-name="T7"><text:tab/><text:tab/><text:tab/>fp – file pointer</text:span></text:p>
      <text:p text:style-name="P6"/>
      <text:p text:style-name="P6"><text:span text:style-name="T12">21. rewind() : moves file pointer to the beginning of the file.</text:span></text:p>
      <text:p text:style-name="P9"><text:soft-page-break/><text:tab/><text:tab/><text:tab/><text:span text:style-name="T17">void rewind(FILE *file_pointer)</text:span></text:p>
      <text:p text:style-name="P9"><text:span text:style-name="T17"><text:tab/><text:tab/><text:tab/></text:span><text:span text:style-name="T7">rewind(fp);</text:span></text:p>
      <text:p text:style-name="P9"><text:span text:style-name="T7"><text:tab/><text:tab/><text:tab/><text:tab/>fp – file pointer</text:span><text:span text:style-name="T17"> </text:span></text:p>
      <text:p text:style-name="P6"/>
      <text:p text:style-name="P7"><text:span text:style-name="T12">22. getc() : reads character from file.</text:span></text:p>
      <text:p text:style-name="P7"><text:tab/><text:tab/><text:span text:style-name="T19">int getc(FILE *file_pointer)</text:span></text:p>
      <text:p text:style-name="P7"><text:tab/><text:tab/><text:span text:style-name="T9">getc(fp);</text:span></text:p>
      <text:p text:style-name="P7"><text:span text:style-name="T9"><text:tab/><text:tab/><text:tab/>fp – file pointer</text:span></text:p>
      <text:p text:style-name="P7"/>
      <text:p text:style-name="P7"><text:span text:style-name="T13">23. getch() : reads character from keyboard but it won’t echo the input character on console.</text:span></text:p>
      <text:p text:style-name="P7"><text:tab/><text:tab/><text:span text:style-name="T19">int getch(void)</text:span></text:p>
      <text:p text:style-name="P7"><text:tab/><text:tab/><text:span text:style-name="T9">getch();</text:span></text:p>
      <text:p text:style-name="P7"/>
      <text:p text:style-name="P10">24. getche() : reads character from keyboard and echoes on console.</text:p>
      <text:p text:style-name="P10"><text:tab/><text:tab/><text:span text:style-name="T19">int getche(void)</text:span></text:p>
      <text:p text:style-name="P10"><text:tab/><text:tab/><text:span text:style-name="T9">getche();</text:span></text:p>
      <text:p text:style-name="P10"/>
      <text:p text:style-name="P10">25. getchar() : reads character from leyboard.</text:p>
      <text:p text:style-name="P10"><text:tab/><text:tab/><text:span text:style-name="T19">int getchar(void)</text:span></text:p>
      <text:p text:style-name="P10"><text:tab/><text:tab/><text:span text:style-name="T9">getchar(ch);</text:span></text:p>
      <text:p text:style-name="P10"><text:span text:style-name="T9"><text:tab/><text:tab/><text:tab/>ch – character variable </text:span></text:p>
      <text:p text:style-name="P10"/>
      <text:p text:style-name="P10">26. putc() : writes a character in file.</text:p>
      <text:p text:style-name="P10"><text:tab/><text:tab/><text:span text:style-name="T19">int putc(int char, FILE *fp)</text:span></text:p>
      <text:p text:style-name="P10"><text:tab/><text:tab/><text:span text:style-name="T9">putc(char, stdout);</text:span></text:p>
      <text:p text:style-name="P10"><text:span text:style-name="T9"><text:tab/><text:tab/>putc(char, fp);</text:span></text:p>
      <text:p text:style-name="P10"><text:span text:style-name="T9"><text:tab/><text:tab/><text:tab/>fp – file pointer</text:span></text:p>
      <text:p text:style-name="P10"/>
      <text:p text:style-name="P10">27. putchar() : writes a character to screen.</text:p>
      <text:p text:style-name="P10"><text:tab/><text:tab/><text:span text:style-name="T19">int putchar(int char)</text:span></text:p>
      <text:p text:style-name="P10"><text:tab/><text:tab/><text:span text:style-name="T9">putchar(ch);</text:span></text:p>
      <text:p text:style-name="P10"><text:span text:style-name="T9"><text:tab/><text:tab/><text:tab/>ch – character variable</text:span></text:p>
      <text:p text:style-name="P10"/>
      <text:p text:style-name="P10">28. printf() : writes formatted <text:span text:style-name="T20">data </text:span>on console.</text:p>
      <text:p text:style-name="P10"><text:tab/><text:tab/></text:p>
      <text:p text:style-name="P10"/>
      <text:p text:style-name="P10">29. scanf() : reads formatted data from keyboard.</text:p>
      <text:p text:style-name="P10"/>
      <text:p text:style-name="P10"/>
      <text:p text:style-name="P10">30. sprintf() : writes formatted output to string.</text:p>
      <text:p text:style-name="P10"><text:tab/><text:tab/><text:span text:style-name="T20">int sprintf(char *string, const char *format, ...)</text:span></text:p>
      <text:p text:style-name="P10"><text:tab/><text:tab/><text:span text:style-name="T10">sprintf( string, “%d %c %f”, value, c, flt);</text:span></text:p>
      <text:p text:style-name="P10"><text:span text:style-name="T10"><text:tab/><text:tab/><text:tab/>string – buffer to put data in</text:span></text:p>
      <text:p text:style-name="P10"><text:span text:style-name="T10"><text:tab/><text:tab/><text:tab/>value – integer variable</text:span></text:p>
      <text:p text:style-name="P10"><text:span text:style-name="T10"><text:tab/><text:tab/><text:tab/>c – character variable</text:span></text:p>
      <text:p text:style-name="P10"><text:span text:style-name="T10"><text:tab/><text:tab/><text:tab/>flt – float variable</text:span></text:p>
      <text:p text:style-name="P10"/>
      <text:p text:style-name="P10">31. <text:s/>sscanf() : reads formatted output to string.</text:p>
      <text:p text:style-name="P10"><text:tab/><text:tab/><text:span text:style-name="T20">int sscanf(const char *string, const char *format, ..)</text:span></text:p>
      <text:p text:style-name="P10"><text:tab/><text:tab/><text:span text:style-name="T10">sscanf(buffer, “%s %d”, name, &amp;age);</text:span></text:p>
      <text:p text:style-name="P10"><text:span text:style-name="T10"><text:tab/><text:tab/><text:tab/>buffer – formatted data</text:span></text:p>
      <text:p text:style-name="P10"><text:span text:style-name="T10"><text:tab/><text:tab/><text:tab/>name – string variable, age – integer variable</text:span></text:p>
      <text:p text:style-name="P10"><text:soft-page-break/><text:span text:style-name="T10"><text:tab/><text:tab/></text:span></text:p>
      <text:p text:style-name="P10">32. <text:s/>remove() : deletes a file.</text:p>
      <text:p text:style-name="P10"><text:tab/><text:tab/><text:span text:style-name="T20">int remove(const char *filename)</text:span></text:p>
      <text:p text:style-name="P10"><text:tab/><text:tab/><text:span text:style-name="T10">remove(“file_name”);</text:span></text:p>
      <text:p text:style-name="P10"/>
      <text:p text:style-name="P10">33. fflush() : flushes a file.</text:p>
      <text:p text:style-name="P10"><text:tab/><text:tab/><text:span text:style-name="T20">int fflush(FILE *file_pointer)</text:span></text:p>
      <text:p text:style-name="P10"><text:tab/><text:tab/><text:span text:style-name="T10">fflush(buffer);</text:span></text:p>
      <text:p text:style-name="P10"><text:span text:style-name="T10"><text:tab/><text:tab/><text:tab/>buffer – temporary variable or pointer</text:span></text:p>
      <text:p text:style-name="P7"/>
      <text:p text:style-name="P7"/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0:09:05.740645210</meta:creation-date>
    <dc:date>2020-01-24T12:47:40.282575084</dc:date>
    <meta:editing-duration>PT9M1S</meta:editing-duration>
    <meta:editing-cycles>1</meta:editing-cycles>
    <meta:document-statistic meta:table-count="0" meta:image-count="0" meta:object-count="0" meta:page-count="4" meta:paragraph-count="132" meta:word-count="663" meta:character-count="4280" meta:non-whitespace-character-count="3447"/>
    <meta:generator>LibreOffice/5.1.6.2$Linux_X86_64 LibreOffice_project/10m0$Build-2</meta:generator>
  </office:meta>
</office:document-meta>
</file>